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2.125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9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0"/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ONLY DIREC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ector</text:p>
          </table:table-cell>
          <table:table-cell office:value-type="string">
            <text:p>Imputed area</text:p>
          </table:table-cell>
          <table:table-cell office:value-type="string">
            <text:p>Indirect land demand</text:p>
          </table:table-cell>
          <table:table-cell office:value-type="string">
            <text:p>Total land demand</text:p>
          </table:table-cell>
          <table:table-cell office:value-type="string">
            <text:p>Land share</text:p>
          </table:table-cell>
          <table:table-cell office:value-type="string">
            <text:p>GDP share</text:p>
          </table:table-cell>
          <table:table-cell office:value-type="string">
            <text:p>beta</text:p>
          </table:table-cell>
          <table:table-cell office:value-type="string">
            <text:p>ULC^1/beta</text:p>
          </table:table-cell>
          <table:table-cell/>
          <table:table-cell office:value-type="string">
            <text:p>ULC</text:p>
          </table:table-cell>
          <table:table-cell office:value-type="string">
            <text:p>tau/beta</text:p>
          </table:table-cell>
          <table:table-cell office:value-type="string">
            <text:p>Tau</text:p>
          </table:table-cell>
          <table:table-cell office:value-type="string">
            <text:p>Price gap of 30km</text:p>
          </table:table-cell>
        </table:table-row>
        <table:table-row table:style-name="ro1">
          <table:table-cell table:number-columns-repeated="3"/>
          <table:table-cell office:value-type="string">
            <text:p>Agriculture</text:p>
          </table:table-cell>
          <table:table-cell table:style-name="ce1" office:value-type="float" office:value="52906">
            <text:p>52,906</text:p>
          </table:table-cell>
          <table:table-cell table:style-name="ce1" office:value-type="float" office:value="9812">
            <text:p>9,812</text:p>
          </table:table-cell>
          <table:table-cell table:style-name="ce1" table:formula="of:=[.E9]+[.G14]" office:value-type="float" office:value="1886076">
            <text:p>1,886,076</text:p>
          </table:table-cell>
          <table:table-cell table:formula="of:=[.G9]/SUM([.G$9:.G$11])" office:value-type="float" office:value="0.644247132259358">
            <text:p>0.6442471323</text:p>
          </table:table-cell>
          <table:table-cell office:value-type="float" office:value="0.01128">
            <text:p>0.01128</text:p>
          </table:table-cell>
          <table:table-cell office:value-type="float" office:value="0.23">
            <text:p>0.23</text:p>
          </table:table-cell>
          <table:table-cell table:formula="of:=(1-[.J9])^(1-1/[.J9])*[.H9]/[.I9]" office:value-type="float" office:value="137.010138638106">
            <text:p>137.0101386381</text:p>
          </table:table-cell>
          <table:table-cell table:formula="of:=(1-[.J9])^(1-1/[.J9])*[.K9]*[.I9]" office:value-type="float" office:value="3.70741426648436">
            <text:p>3.7074142665</text:p>
          </table:table-cell>
          <table:table-cell table:formula="of:=([.K9]/[.$L$12])^[.J9]" office:value-type="float" office:value="2.05237606127012">
            <text:p>2.0523760613</text:p>
          </table:table-cell>
          <table:table-cell office:value-type="float" office:value="-0.0354">
            <text:p>-0.0354</text:p>
          </table:table-cell>
          <table:table-cell table:formula="of:=[.N9]*[.J9]" office:value-type="float" office:value="-0.008142">
            <text:p>-0.008142</text:p>
          </table:table-cell>
          <table:table-cell table:formula="of:=EXP([.O9]*30)" office:value-type="float" office:value="0.783283953957541">
            <text:p>0.783283954</text:p>
          </table:table-cell>
        </table:table-row>
        <table:table-row table:style-name="ro1">
          <table:table-cell table:number-columns-repeated="3"/>
          <table:table-cell office:value-type="string">
            <text:p>Manufacturing</text:p>
          </table:table-cell>
          <table:table-cell table:style-name="ce1" office:value-type="float" office:value="158582">
            <text:p>158,582</text:p>
          </table:table-cell>
          <table:table-cell table:style-name="ce1" office:value-type="float" office:value="1144929">
            <text:p>1,144,929</text:p>
          </table:table-cell>
          <table:table-cell table:style-name="ce1" table:formula="of:=[.E10]" office:value-type="float" office:value="158582">
            <text:p>158,582</text:p>
          </table:table-cell>
          <table:table-cell table:formula="of:=[.G10]/SUM([.G$9:.G$11])" office:value-type="float" office:value="0.0541685482069405">
            <text:p>0.0541685482</text:p>
          </table:table-cell>
          <table:table-cell office:value-type="float" office:value="0.2192">
            <text:p>0.2192</text:p>
          </table:table-cell>
          <table:table-cell table:style-name="ce2" office:value-type="float" office:value="0.1">
            <text:p>0.1</text:p>
          </table:table-cell>
          <table:table-cell table:formula="of:=(1-[.J10])^(1-1/[.J10])*[.H10]/[.I10]" office:value-type="float" office:value="0.637858079997518">
            <text:p>0.63785808</text:p>
          </table:table-cell>
          <table:table-cell table:formula="of:=(1-[.J10])^(1-1/[.J10])*[.K10]*[.I10]" office:value-type="float" office:value="0.360895964734214">
            <text:p>0.3608959647</text:p>
          </table:table-cell>
          <table:table-cell table:formula="of:=([.K10]/[.$L$12])^[.J10]" office:value-type="float" office:value="0.799026204915522">
            <text:p>0.7990262049</text:p>
          </table:table-cell>
          <table:table-cell office:value-type="float" office:value="-0.0515">
            <text:p>-0.0515</text:p>
          </table:table-cell>
          <table:table-cell table:formula="of:=[.N10]*[.J10]" office:value-type="float" office:value="-0.00515">
            <text:p>-0.00515</text:p>
          </table:table-cell>
          <table:table-cell table:formula="of:=EXP([.O10]*30)" office:value-type="float" office:value="0.856843492142097">
            <text:p>0.8568434921</text:p>
          </table:table-cell>
        </table:table-row>
        <table:table-row table:style-name="ro1">
          <table:table-cell table:number-columns-repeated="3"/>
          <table:table-cell office:value-type="string">
            <text:p>Services</text:p>
          </table:table-cell>
          <table:table-cell table:style-name="ce1" office:value-type="float" office:value="882908">
            <text:p>882,908</text:p>
          </table:table-cell>
          <table:table-cell table:style-name="ce1" office:value-type="float" office:value="5079613">
            <text:p>5,079,613</text:p>
          </table:table-cell>
          <table:table-cell table:style-name="ce1" table:formula="of:=[.E11]" office:value-type="float" office:value="882908">
            <text:p>882,908</text:p>
          </table:table-cell>
          <table:table-cell table:formula="of:=[.G11]/SUM([.G$9:.G$11])" office:value-type="float" office:value="0.301584319533701">
            <text:p>0.3015843195</text:p>
          </table:table-cell>
          <table:table-cell office:value-type="float" office:value="0.7695">
            <text:p>0.7695</text:p>
          </table:table-cell>
          <table:table-cell office:value-type="float" office:value="0.13">
            <text:p>0.13</text:p>
          </table:table-cell>
          <table:table-cell table:formula="of:=(1-[.J11])^(1-1/[.J11])*[.H11]/[.I11]" office:value-type="float" office:value="0.995304354208264">
            <text:p>0.9953043542</text:p>
          </table:table-cell>
          <table:table-cell table:formula="of:=(1-[.J11])^(1-1/[.J11])*[.K11]*[.I11]" office:value-type="float" office:value="1.9450031056211">
            <text:p>1.9450031056</text:p>
          </table:table-cell>
          <table:table-cell table:formula="of:=([.K11]/[.$L$12])^[.J11]" office:value-type="float" office:value="0.791497357135861">
            <text:p>0.7914973571</text:p>
          </table:table-cell>
          <table:table-cell office:value-type="float" office:value="-0.1315">
            <text:p>-0.1315</text:p>
          </table:table-cell>
          <table:table-cell table:formula="of:=[.N11]*[.J11]" office:value-type="float" office:value="-0.017095">
            <text:p>-0.017095</text:p>
          </table:table-cell>
          <table:table-cell table:formula="of:=EXP([.O11]*30)" office:value-type="float" office:value="0.598786602860146">
            <text:p>0.5987866029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style-name="ce1" table:formula="of:=SUM([.E9:.E11])" office:value-type="float" office:value="1094396">
            <text:p>1,094,396</text:p>
          </table:table-cell>
          <table:table-cell table:style-name="ce1" table:formula="of:=SUM([.F9:.F11])" office:value-type="float" office:value="6234354">
            <text:p>6,234,354</text:p>
          </table:table-cell>
          <table:table-cell table:style-name="ce1" table:formula="of:=[.F12]+[.E12]" office:value-type="float" office:value="7328750">
            <text:p>7,328,750</text:p>
          </table:table-cell>
          <table:table-cell table:number-columns-repeated="3"/>
          <table:table-cell office:value-type="string">
            <text:p>labor demand</text:p>
          </table:table-cell>
          <table:table-cell table:formula="of:=SUM([.L9:.L11])" office:value-type="float" office:value="6.01331333683967">
            <text:p>6.01331333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rom WDI</text:p>
          </table:table-cell>
          <table:table-cell table:number-columns-repeated="2"/>
          <table:table-cell table:style-name="ce1" office:value-type="float" office:value="9161920">
            <text:p>9,161,920</text:p>
          </table:table-cell>
          <table:table-cell office:value-type="string">
            <text:p>GDP billion</text:p>
          </table:table-cell>
          <table:table-cell office:value-type="float" office:value="13995">
            <text:p>13995</text:p>
          </table:table-cell>
          <table:table-cell/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gri land outside ZIPs</text:p>
          </table:table-cell>
          <table:table-cell table:number-columns-repeated="2"/>
          <table:table-cell table:style-name="ce1" table:formula="of:=[.G13]-[.G12]" office:value-type="float" office:value="1833170">
            <text:p>1,833,17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Labor productivity</text:p>
          </table:table-cell>
          <table:table-cell table:number-columns-repeated="11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.6281983</text:p>
          </table:table-cell>
          <table:table-cell office:value-type="string">
            <text:p>.85548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.8672718</text:p>
          </table:table-cell>
          <table:table-cell office:value-type="string">
            <text:p>.92641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1.6341</text:p>
          </table:table-cell>
          <table:table-cell office:value-type="string">
            <text:p>1.805661</text:p>
          </table:table-cell>
          <table:table-cell table:number-columns-repeated="10"/>
        </table:table-row>
      </table:table>
      <table:table table:name="devacct" table:style-name="ta1" table:print="false"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21" table:default-cell-style-name="ce3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4"/>
          <table:table-cell table:style-name="ce5" office:value-type="string">
            <text:p>Measured</text:p>
          </table:table-cell>
          <table:table-cell table:style-name="ce7" office:value-type="string">
            <text:p>Location-correcte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ervices</text:p>
          </table:table-cell>
          <table:table-cell table:style-name="ce6" office:value-type="float" office:value="0.6281983">
            <text:p>0.628</text:p>
          </table:table-cell>
          <table:table-cell table:style-name="ce6" office:value-type="float" office:value="0.8554857">
            <text:p>0.85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anufacturing</text:p>
          </table:table-cell>
          <table:table-cell table:style-name="ce6" office:value-type="float" office:value="0.8672718">
            <text:p>0.867</text:p>
          </table:table-cell>
          <table:table-cell table:style-name="ce6" office:value-type="float" office:value="0.9264194">
            <text:p>0.92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griculture</text:p>
          </table:table-cell>
          <table:table-cell table:style-name="ce6" office:value-type="float" office:value="1.6341">
            <text:p>1.634</text:p>
          </table:table-cell>
          <table:table-cell table:style-name="ce6" office:value-type="float" office:value="1.805661">
            <text:p>1.806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ons" table:style-name="ta1" table:print="false">
        <table:table-column table:style-name="co1" table:default-cell-style-name="ce3"/>
        <table:table-column table:style-name="co4" table:default-cell-style-name="ce3"/>
        <table:table-column table:style-name="co6" table:number-columns-repeated="6" table:default-cell-style-name="ce3"/>
        <table:table-column table:style-name="co1" table:number-columns-repeated="1016" table:default-cell-style-name="ce3"/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8"/>
          <table:table-cell table:style-name="ce9" office:value-type="string" table:number-columns-spanned="3" table:number-rows-spanned="1">
            <text:p>Share in GDP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Distance to center (km)</text:p>
          </table:table-cell>
          <table:covered-table-cell table:number-columns-repeated="2" table:style-name="ce9"/>
          <table:table-cell table:number-columns-repeated="1016"/>
        </table:table-row>
        <table:table-row table:style-name="ro2">
          <table:table-cell/>
          <table:table-cell table:style-name="ce4"/>
          <table:table-cell table:style-name="ce5" office:value-type="string">
            <text:p>USA</text:p>
          </table:table-cell>
          <table:table-cell table:style-name="ce5" office:value-type="string">
            <text:p>BEL</text:p>
          </table:table-cell>
          <table:table-cell table:style-name="ce5" office:value-type="string">
            <text:p>HUN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BEL</text:p>
          </table:table-cell>
          <table:table-cell table:style-name="ce5" office:value-type="string">
            <text:p>HU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ervices</text:p>
          </table:table-cell>
          <table:table-cell table:style-name="ce10" office:value-type="percentage" office:value="0.7694818">
            <text:p>77%</text:p>
          </table:table-cell>
          <table:table-cell table:style-name="ce10" office:value-type="percentage" office:value="0.7540084">
            <text:p>75%</text:p>
          </table:table-cell>
          <table:table-cell table:style-name="ce10" office:value-type="percentage" office:value="0.6578446">
            <text:p>66%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nufacturing</text:p>
          </table:table-cell>
          <table:table-cell table:style-name="ce10" office:value-type="percentage" office:value="0.21923">
            <text:p>22%</text:p>
          </table:table-cell>
          <table:table-cell table:style-name="ce10" office:value-type="percentage" office:value="0.2371669">
            <text:p>24%</text:p>
          </table:table-cell>
          <table:table-cell table:style-name="ce10" office:value-type="percentage" office:value="0.3019112">
            <text:p>30%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4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griculture</text:p>
          </table:table-cell>
          <table:table-cell table:style-name="ce10" office:value-type="percentage" office:value="0.0112882">
            <text:p>1%</text:p>
          </table:table-cell>
          <table:table-cell table:style-name="ce10" office:value-type="percentage" office:value="0.0088247">
            <text:p>1%</text:p>
          </table:table-cell>
          <table:table-cell table:style-name="ce10" office:value-type="percentage" office:value="0.0402442">
            <text:p>4%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37">
            <text:p>37</text:p>
          </table:table-cell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" table:style-name="ta1" table:print="false">
        <table:table-column table:style-name="co1" table:default-cell-style-name="ce3"/>
        <table:table-column table:style-name="co4" table:default-cell-style-name="ce3"/>
        <table:table-column table:style-name="co7" table:default-cell-style-name="ce10"/>
        <table:table-column table:style-name="co7" table:number-columns-repeated="2" table:default-cell-style-name="ce12"/>
        <table:table-column table:style-name="co1" table:default-cell-style-name="ce3"/>
        <table:table-row table:style-name="ro1" table:number-rows-repeated="2">
          <table:table-cell table:style-name="Default" table:number-columns-repeated="6"/>
        </table:table-row>
        <table:table-row table:style-name="ro2">
          <table:table-cell/>
          <table:table-cell table:style-name="ce8"/>
          <table:table-cell table:style-name="ce9"/>
          <table:table-cell table:style-name="ce9" office:value-type="string" table:number-columns-spanned="2" table:number-rows-spanned="1">
            <text:p>Gradient (per km)</text:p>
          </table:table-cell>
          <table:covered-table-cell table:style-name="ce9"/>
          <table:table-cell/>
        </table:table-row>
        <table:table-row table:style-name="ro2">
          <table:table-cell/>
          <table:table-cell table:style-name="ce4"/>
          <table:table-cell table:style-name="ce5" office:value-type="string">
            <text:p>Land share</text:p>
          </table:table-cell>
          <table:table-cell table:style-name="ce5" office:value-type="string">
            <text:p>Rents</text:p>
          </table:table-cell>
          <table:table-cell table:style-name="ce5" office:value-type="string">
            <text:p>Prices</text:p>
          </table:table-cell>
          <table:table-cell/>
        </table:table-row>
        <table:table-row table:style-name="ro2">
          <table:table-cell/>
          <table:table-cell office:value-type="string">
            <text:p>Services</text:p>
          </table:table-cell>
          <table:table-cell office:value-type="percentage" office:value="0.13">
            <text:p>13%</text:p>
          </table:table-cell>
          <table:table-cell office:value-type="percentage" office:value="0.1315">
            <text:p>13.15%</text:p>
          </table:table-cell>
          <table:table-cell office:value-type="percentage" office:value="0.017095">
            <text:p>1.71%</text:p>
          </table:table-cell>
          <table:table-cell/>
        </table:table-row>
        <table:table-row table:style-name="ro2">
          <table:table-cell/>
          <table:table-cell office:value-type="string">
            <text:p>Manufacturing</text:p>
          </table:table-cell>
          <table:table-cell office:value-type="percentage" office:value="0.1">
            <text:p>10%</text:p>
          </table:table-cell>
          <table:table-cell office:value-type="percentage" office:value="0.0515">
            <text:p>5.15%</text:p>
          </table:table-cell>
          <table:table-cell office:value-type="percentage" office:value="0.00515">
            <text:p>0.52%</text:p>
          </table:table-cell>
          <table:table-cell/>
        </table:table-row>
        <table:table-row table:style-name="ro2">
          <table:table-cell/>
          <table:table-cell office:value-type="string">
            <text:p>Agriculture</text:p>
          </table:table-cell>
          <table:table-cell office:value-type="percentage" office:value="0.23">
            <text:p>23%</text:p>
          </table:table-cell>
          <table:table-cell office:value-type="percentage" office:value="0.0354">
            <text:p>3.54%</text:p>
          </table:table-cell>
          <table:table-cell office:value-type="percentage" office:value="0.008142">
            <text:p>0.81%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hu" number:country="HU">Ft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hu" number:country="HU">Ft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hu" number:country="HU">Ft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hu" number:country="HU">Ft</number:currency-symbol>
      <style:map style:condition="value()&gt;=0" style:apply-style-name="N105P0"/>
    </number:currency-style>
    <number:percentage-style style:name="N108">
      <number:number number:decimal-places="1" number:min-integer-digits="1"/>
      <number:text>%</number:text>
    </number:percentage-style>
    <number:number-style style:name="N124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06/16/2012</text:date>, <text:time>21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los Koren</meta:initial-creator>
    <meta:creation-date>2012-06-16T12:33:27</meta:creation-date>
    <dc:date>2012-06-16T21:25:44</dc:date>
    <dc:creator>Miklos Koren</dc:creator>
    <meta:editing-duration>PT2H23M57S</meta:editing-duration>
    <meta:editing-cycles>12</meta:editing-cycles>
    <meta:generator>OpenOffice.org/3.3$Unix OpenOffice.org_project/330m20$Build-9567</meta:generator>
    <meta:document-statistic meta:table-count="4" meta:cell-count="132" meta:object-count="0"/>
  </office:meta>
</office:document-meta>
</file>